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4925in" fo:margin-bottom="0in" style:contextual-spacing="false" fo:text-align="justify" style:justify-single-word="false"/>
    </style:style>
    <style:style style:name="P2" style:family="paragraph" style:parent-style-name="Standard">
      <style:paragraph-properties>
        <style:tab-stops>
          <style:tab-stop style:position="2.9528in" style:type="center"/>
          <style:tab-stop style:position="5.9055in" style:type="right"/>
        </style:tab-stops>
      </style:paragraph-properties>
    </style:style>
    <style:style style:name="P3" style:family="paragraph" style:parent-style-name="Standard">
      <style:paragraph-properties fo:line-height="150%" fo:text-align="justify" style:justify-single-word="false"/>
      <style:text-properties fo:color="#000000" fo:font-size="12pt" fo:font-weight="normal" officeooo:rsid="000e53f8" officeooo:paragraph-rsid="000e53f8"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fo:color="#000000" fo:font-size="12pt" fo:font-weight="normal" officeooo:rsid="000e53f8" officeooo:paragraph-rsid="000e6136"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fo:color="#000000" fo:font-size="12pt" fo:font-weight="normal" officeooo:rsid="000e6136" officeooo:paragraph-rsid="000e6136"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fo:color="#000000" fo:font-size="12pt" fo:font-weight="bold" officeooo:rsid="000e53f8" officeooo:paragraph-rsid="000e53f8"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properties fo:color="#000000" fo:font-size="12pt" fo:font-weight="bold" officeooo:rsid="000e53f8" officeooo:paragraph-rsid="000e6136" style:font-size-asian="12pt" style:font-weight-asian="bold" style:font-size-complex="12pt" style:font-weight-complex="bold"/>
    </style:style>
    <style:style style:name="P8" style:family="paragraph" style:parent-style-name="Standard">
      <style:paragraph-properties fo:line-height="150%" fo:text-align="justify" style:justify-single-word="false"/>
      <style:text-properties fo:color="#000000" fo:font-size="12pt" fo:font-weight="bold" officeooo:rsid="000e6136" officeooo:paragraph-rsid="000e6136" style:font-size-asian="12pt" style:font-weight-asian="bold" style:font-size-complex="12pt" style:font-weight-complex="bold"/>
    </style:style>
    <style:style style:name="P9" style:family="paragraph" style:parent-style-name="Standard">
      <style:paragraph-properties fo:line-height="150%" fo:text-align="justify" style:justify-single-word="false"/>
      <style:text-properties fo:color="#000000" fo:font-size="12pt" fo:font-weight="bold" officeooo:rsid="000f1fd1" officeooo:paragraph-rsid="000f1fd1" style:font-size-asian="12pt" style:font-weight-asian="bold" style:font-size-complex="12pt" style:font-weight-complex="bold"/>
    </style:style>
    <style:style style:name="P10" style:family="paragraph" style:parent-style-name="Standard">
      <style:paragraph-properties fo:margin-top="0in" fo:margin-bottom="0.4925in" style:contextual-spacing="false">
        <style:tab-stops>
          <style:tab-stop style:position="2.9528in" style:type="center"/>
          <style:tab-stop style:position="5.9055in" style:type="right"/>
        </style:tab-stops>
      </style:paragraph-properties>
    </style:style>
    <style:style style:name="P11" style:family="paragraph" style:parent-style-name="Standard">
      <style:paragraph-properties fo:line-height="150%" fo:text-align="justify" style:justify-single-word="false"/>
      <style:text-properties fo:color="#000000" fo:font-size="12pt" fo:font-weight="normal" officeooo:rsid="0010d48b" officeooo:paragraph-rsid="0010d48b"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fo:color="#000000" fo:font-size="12pt" fo:font-weight="normal" officeooo:rsid="00116a65" officeooo:paragraph-rsid="00116a65" style:font-size-asian="12pt" style:font-weight-asian="normal" style:font-size-complex="12pt" style:font-weight-complex="normal"/>
    </style:style>
    <style:style style:name="P13" style:family="paragraph" style:parent-style-name="Standard" style:master-page-name="Standard">
      <style:paragraph-properties fo:line-height="150%" fo:text-align="justify" style:justify-single-word="false" style:page-number="1"/>
      <style:text-properties fo:color="#000000" fo:font-size="12pt" fo:font-weight="bold" officeooo:rsid="000e53f8" officeooo:paragraph-rsid="000e53f8" style:font-size-asian="12pt" style:font-weight-asian="bold" style:font-size-complex="12pt" style:font-weight-complex="bold"/>
    </style:style>
    <style:style style:name="T1" style:family="text">
      <style:text-properties officeooo:rsid="000e61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Sc. Thiago Pereira Brito Vieira </text:p>
      <text:p text:style-name="P3">Thiago P. B. Vieira received the Diploma degree in business administration at the Federal University of Paraíba (UFPB) in Brazil, the Diploma degree in telematics at the Federal Institute of Paraíba (IFPB), and his M.Sc. degree in computer science from Federal University of Pernambuco (UFPE). He is Doctoral student in Electrical Engineering from University of Brasilia (UNB). Since 2007, he is systems analyst and systems architect at the National Agency of Telecommunications of Brazil (Anatel). Currently, he is Ph. D. stutent at the <text:s/>Department of Electrical Engineering, University of Brasilia (UnB), 70910-900, Brasília-DF, Brazil. </text:p>
      <text:p text:style-name="P3"/>
      <text:p text:style-name="P8">M.Sc. Danilo Fernandes Tenório </text:p>
      <text:p text:style-name="P5">Danilo F. Tenório received the B.Sc. degree in electronic engineering in 2006 from the Military Institute of Engineering (IME), Rio de Janeiro - RJ, Brazil, the M.Sc. degree in electrical engineering in 2013 from the University of Brasília (UnB), Brasília – DF, Brazil. He is currently a Brazilian army officer (engineer captain), working with several projects in the area of technology information, in particular network security.</text:p>
      <text:p text:style-name="P3"/>
      <text:p text:style-name="P6">PhD. João Paulo Carvalho Lustosa da Costa </text:p>
      <text:p text:style-name="P12">João Paulo Carvalho Lustosa da Costa received the Diploma degree in electronic engineering in 2003 from the Military Institute of Engineering (IME) in Rio de Janeiro, Brazil, his M.Sc. degree in telecommunications in 2006 from University of Brasília (UnB) in Brazil, and his Doktor-Ingenieur (Ph.D.) degree with Magna cum Laude in electrical and information engineering in 2010 at Ilmenau University of Technology (TU Ilmenau) in Germany. Since 2010, he coordinates the Laboratory of Array Signal Processing (LASP) and since 2014, he works as a senior researcher at the Ministry of Planning in projects related to Business Intelligence. He was a visiting scholar at University Erlangen-Nuremberg, at Munich Technical University, at Seville University, at Harvard University, and at Ilmenau University of Technology. Currently he is a guest researcher at Fraunhofer Institute for Integrated Circuits IIS in Ilmenau, and he coordinates a project related to distance learning courses at the National School of Public Administration and a special visiting researcher (PVE) project related to satellite <text:soft-page-break/>communication and navigation together with the German Aerospace Center (DLR) supported by the Brazilian government.</text:p>
      <text:p text:style-name="P12">He is a Guest Editor for Hindawi International Journal of Antennas and Propagation, special issue on “MIMO Antennas in Radar Applications 2016” and he served as the general-chair of the International Conference on Cyber Crime Investigation (ICCyber), International Conference on Multimedia Forensics, Surveillance and Security (ICMEDIA) and International Conference on Forensic Computer Science (ICoFCS) in 2015. He has been named an IEEE Senior Member in Signal Processing in 2015. He obtained four best paper awards on the following conferences: IV IEEE International Conference on Ultra Modern Telecommunications and Control Systems (ICUMT'12), ICoFCS'12, ICoFCS'13 and ICoFCS'15."</text:p>
      <text:p text:style-name="P3"/>
      <text:p text:style-name="P6">PhD. Edison Pignaton de Freitas </text:p>
      <text:p text:style-name="P11">Edison P. de Freitas holds a position as Associate Professor in Computer Science and Engineering at Federal University of Rio Grande do Sul (UFRGS) and as Associated Researcher at University of Brasília within the same subject. He got his Bachelor degree in Computer Engineering from the Military Institute of Engineering, Brazil, in 2003, and his MSc degree in Computer Science from Federal University of Rio Grande do Sul (UFRGS) in Brazil, in 2007. His PhD was achieved by a joint program between Halmstad University in Sweden and UFRGS in Brazil, in the area of sensor networks (2011). In 2001 and 2002 he participated in an interchange program for Engineering students between Brazil and France, attending to the Génie Informatique Industriel program of the Institut National des Sciences Appliquées, in Toulouse, and performing an internship at the Systems Department of the AIRBUS Central Entity, working in the A380 airplane project. Currently he continues his research interests, which are in Wireless sensor networks; Embedded systems; Unmanned aerial vehicles; Computer Networks Security and Internet of Things.</text:p>
      <text:p text:style-name="P3"/>
      <text:p text:style-name="P9">PhD. Giovanni Del Galdo </text:p>
      <text:p text:style-name="P11">Giovanni Del Galdo studied telecommunications engineering at Politecnico di Milano. In 2007 he received his doctoral degree from Technische Universität Ilmenau on the topic of MIMO channel modeling for mobile communications. He then joined <text:soft-page-break/>Fraunhofer Institute for Integrated Circuits IIS working on audio watermarking and parametric representations of spatial sound. In 2012 he was appointed full professor at TU Ilmenau on the research area of wireless distribution systems and digital broadcasting.</text:p>
      <text:p text:style-name="P11">His current research interests include the analysis, modeling, and manipulation of multi-dimensional signals, over-the-air testing for terrestrial and satellite communication systems, and sparsity promoting reconstruction methods.</text:p>
      <text:p text:style-name="P3"/>
      <text:p text:style-name="P7">PhD. Rafael Timóteo de Sousa Júnior </text:p>
      <text:p text:style-name="P4"><text:span text:style-name="T1">Rafael T. de Sousa Júnior is </text:span>Adjunct professor at the University of Brasilia, Brazil, Electrical Engineering Department, Network Communications Engineering Course. Leader of the AQUARELA Research Group, focused on distributed systems and networks. Coordinator of the Laboratory for Decision Making Technologies – LATITUDE and the Center for Digital Memory – CMD. His main research areas include: information security and trust computing, network and systems management, and distributed system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New Roman" fo:font-size="12pt" fo:language="pt" fo:country="BR" style:letter-kerning="true" style:font-name-asian="Times New Roman1" style:font-size-asian="12pt" style:language-asian="pt" style:country-asian="BR"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imes New Roman" fo:font-size="12pt" fo:language="pt" fo:country="BR" style:letter-kerning="true" style:font-name-asian="Times New Roman1" style:font-size-asian="12pt" style:language-asian="pt" style:country-asian="BR"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text-properties fo:color="#00000a" fo:language="en" fo:country="US"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3in" fo:margin-right="0in" fo:margin-top="0.25in" fo:margin-bottom="0.3335in" style:contextual-spacing="false" fo:line-height="150%" fo:keep-together="always" fo:text-indent="-0.3in" style:auto-text-indent="false" fo:keep-with-next="always">
        <style:tab-stops>
          <style:tab-stop style:position="0in"/>
        </style:tab-stops>
      </style:paragraph-properties>
      <style:text-properties fo:font-variant="small-cap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top="0.1665in" fo:margin-bottom="0.0417in" style:contextual-spacing="false" fo:keep-together="always"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left="0.5in" fo:margin-right="0in" fo:margin-top="0.25in" fo:margin-bottom="0.25in" style:contextual-spacing="false" fo:line-height="150%" fo:keep-together="always" fo:text-indent="-0.5in" style:auto-text-indent="false" fo:keep-with-next="always"/>
      <style:text-properties fo:font-style="italic" style:font-style-asian="italic"/>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tru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tru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tru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style:contextual-spacing="tru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style: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note_20_text" style:display-name="footnote text" style:family="paragraph" style:parent-style-name="Standard" style:default-outline-level="">
      <style:text-properties fo:font-size="10pt" style:font-size-asian="10pt" style:font-size-complex="10pt"/>
    </style:style>
    <style:style style:name="Corpo_20_do_20_Texto" style:display-name="Corpo do Texto" style:family="paragraph" style:parent-style-name="Standard" style:default-outline-level="">
      <style:paragraph-properties fo:margin-left="0in" fo:margin-right="0in" fo:line-height="150%" fo:text-align="justify" style:justify-single-word="false" fo:text-indent="0.4925in" style:auto-text-indent="false"/>
      <style:text-properties fo:color="#00000a" style:font-size-complex="10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Subhead_20_1" style:display-name="Subhead 1" style:family="paragraph" style:parent-style-name="Standard" style:default-outline-level="">
      <style:paragraph-properties fo:line-height="120%" style:vertical-align="middle">
        <style:tab-stops>
          <style:tab-stop style:position="0.5in"/>
          <style:tab-stop style:position="1in"/>
          <style:tab-stop style:position="1.5in"/>
          <style:tab-stop style:position="2in"/>
          <style:tab-stop style:position="2.5in"/>
          <style:tab-stop style:position="3in"/>
        </style:tab-stops>
      </style:paragraph-properties>
      <style:text-properties fo:text-transform="uppercase" style:font-name="Arial" fo:font-family="Arial" style:font-family-generic="roman" style:font-pitch="variable" fo:language="en" fo:country="US" fo:font-weight="bold" style:language-asian="en" style:country-asian="US" style:font-weight-asian="bold" style:font-name-complex="Arial1" style:font-family-complex="Arial" style:font-family-generic-complex="system" style:font-pitch-complex="variable"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a"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Footnote"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Texto_20_de_20_comentário_20_Char" style:display-name="Texto de comentário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rpo_20_de_20_texto_20_Char" style:display-name="Corpo de texto Char" style:family="text" style:parent-style-name="Default_20_Paragraph_20_Font">
      <style:text-properties fo:color="#00000a" fo:language="en" fo:country="US" style:language-asian="en" style:country-asian="US"/>
    </style:style>
    <style:style style:name="Internet_20_link" style:display-name="Internet link" style:family="text">
      <style:text-properties fo:color="#002bb8" style:text-line-through-style="none" style:text-line-through-type="none" fo:language="zxx" fo:country="none" style:text-underline-style="none" style:text-blinking="false" style:language-asian="zxx" style:country-asian="none" style:language-complex="zxx" style:country-complex="none"/>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size-complex="10pt" style:font-weight-complex="bold"/>
    </style:style>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apple-converted-space" style:family="text" style:parent-style-name="Default_20_Paragraph_20_Font"/>
    <style:style style:name="Título_20_1_20_Char" style:display-name="Título 1 Char" style:family="text" style:parent-style-name="Default_20_Paragraph_20_Font">
      <style:text-properties fo:font-variant="small-caps" fo:font-size="14pt" fo:font-weight="bold" style:font-size-asian="14pt" style:font-weight-asian="bold" style:font-size-complex="14pt"/>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Pré-formatação_20_HTML_20_Char" style:display-name="Pré-formatação HTML Char" style:family="text" style:parent-style-name="Default_20_Paragraph_20_Font">
      <style:text-properties fo:color="#00000a"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4925in" fo:margin-bottom="0in" style:contextual-spacing="false" fo:text-align="justify" style:justify-single-word="false"/>
    </style:style>
    <style:style style:name="MP2" style:family="paragraph" style:parent-style-name="Standard">
      <style:paragraph-properties>
        <style:tab-stops>
          <style:tab-stop style:position="2.9528in" style:type="center"/>
          <style:tab-stop style:position="5.9055in" style:type="right"/>
        </style:tab-stops>
      </style:paragraph-properties>
    </style:style>
    <style:style style:name="MP3" style:family="paragraph" style:parent-style-name="Standard">
      <style:paragraph-properties fo:margin-top="0in" fo:margin-bottom="0.4925in" style:contextual-spacing="false">
        <style:tab-stops>
          <style:tab-stop style:position="2.9528in" style:type="center"/>
          <style:tab-stop style:position="5.9055in" style:type="right"/>
        </style:tab-stops>
      </style:paragraph-properties>
    </style:style>
    <style:page-layout style:name="Mpm1">
      <style:page-layout-properties fo:page-width="8.2681in" fo:page-height="11.6929in" style:num-format="1" style:print-orientation="portrait" fo:margin-top="0.5in" fo:margin-bottom="0.5in" fo:margin-left="1.1811in" fo:margin-right="1.1811in" fo:background-color="#ffffff" style:writing-mode="lr-tb" style:layout-grid-color="#c0c0c0" style:layout-grid-lines="25929"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style:header>
      <style:footer>
        <text:p text:style-name="MP2"/>
        <text:p text:style-name="MP3"/>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ol</meta:initial-creator>
    <meta:editing-cycles>8</meta:editing-cycles>
    <meta:creation-date>2016-02-19T21:12:00</meta:creation-date>
    <dc:date>2016-05-31T14:50:36.489211743</dc:date>
    <meta:editing-duration>PT28M9S</meta:editing-duration>
    <meta:generator>LibreOffice/4.2.8.2$Linux_X86_64 LibreOffice_project/420m0$Build-2</meta:generator>
    <meta:document-statistic meta:table-count="0" meta:image-count="0" meta:object-count="0" meta:page-count="3" meta:paragraph-count="14" meta:word-count="799" meta:character-count="5516" meta:non-whitespace-character-count="471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